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2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style:text-line-through-type="single" style:font-size-asian="10pt" style:font-size-complex="10pt"/>
    </style:style>
    <style:style style:name="T2" style:family="text">
      <style:text-properties style:font-name="Liberation Sans"/>
    </style:style>
    <style:style style:name="T3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7.0921in" svg:y="0.9902in">
            <draw:object draw:notify-on-update-of-ranges="Sheet1.A11:Sheet1.A39 Sheet1.B10:Sheet1.B10 Sheet1.B11:Sheet1.B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921in" svg:y="4.3579in">
            <draw:object draw:notify-on-update-of-ranges="Sheet1.E11:Sheet1.E38 Sheet1.F10:Sheet1.F10 Sheet1.F11:Sheet1.F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2.3591in" svg:height="0.4213in" svg:x="10.6457in" svg:y="4.960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.4169in" svg:height="0.398in" svg:x="11.5307in" svg:y="2.3535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49" table:default-cell-style-name="ce1"/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 table:style-name="ce10" office:value-type="string" calcext:value-type="string" table:number-columns-spanned="5" table:number-rows-spanned="1">
            <text:p>Dimensional Analysis</text:p>
          </table:table-cell>
          <table:covered-table-cell table:number-columns-repeated="4"/>
          <table:table-cell/>
          <table:table-cell table:style-name="ce10" office:value-type="string" calcext:value-type="string" table:number-columns-spanned="7" table:number-rows-spanned="1">
            <text:p>Dimensional Analysis</text:p>
          </table:table-cell>
          <table:covered-table-cell table:number-columns-repeated="6"/>
          <table:table-cell table:number-columns-repeated="4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1 <text:span text:style-name="T1">rev</text:span></text:p>
          </table:table-cell>
          <table:table-cell table:style-name="ce5" office:value-type="string" calcext:value-type="string">
            <text:p>pi*Diameter<text:span text:style-name="T1">(in)</text:span></text:p>
          </table:table-cell>
          <table:table-cell table:style-name="ce5" office:value-type="string" calcext:value-type="string">
            <text:p>60 <text:span text:style-name="T1">minute</text:span></text:p>
          </table:table-cell>
          <table:table-cell table:style-name="ce5" office:value-type="string" calcext:value-type="string">
            <text:p>1 mile</text:p>
          </table:table-cell>
          <table:table-cell table:style-name="ce6" office:value-type="string" calcext:value-type="string">
            <text:p>miles</text:p>
          </table:table-cell>
          <table:table-cell table:style-name="Default"/>
          <table:table-cell table:style-name="ce5" office:value-type="string" calcext:value-type="string">
            <text:p>1 rev</text:p>
          </table:table-cell>
          <table:table-cell table:style-name="ce5" office:value-type="string" calcext:value-type="string">
            <text:p>10^6 µs</text:p>
          </table:table-cell>
          <table:table-cell table:style-name="ce5" office:value-type="string" calcext:value-type="string">
            <text:p>60 sec</text:p>
          </table:table-cell>
          <table:table-cell table:style-name="ce5" office:value-type="string" calcext:value-type="string">
            <text:p>60 min</text:p>
          </table:table-cell>
          <table:table-cell table:style-name="ce5" office:value-type="string" calcext:value-type="string">
            <text:p><text:span text:style-name="T3">π</text:span> * diameter (in)</text:p>
          </table:table-cell>
          <table:table-cell table:style-name="ce5" office:value-type="string" calcext:value-type="string">
            <text:p>1 mile</text:p>
          </table:table-cell>
          <table:table-cell table:style-name="ce6" office:value-type="string" calcext:value-type="string">
            <text:p>miles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1 <text:span text:style-name="T1">minute</text:span></text:p>
          </table:table-cell>
          <table:table-cell office:value-type="string" calcext:value-type="string">
            <text:p>1 <text:span text:style-name="T1">rev</text:span>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63360 <text:span text:style-name="T1">in</text:span></text:p>
          </table:table-cell>
          <table:table-cell table:style-name="ce7" office:value-type="string" calcext:value-type="string">
            <text:p>hour</text:p>
          </table:table-cell>
          <table:table-cell table:style-name="Default"/>
          <table:table-cell office:value-type="string" calcext:value-type="string">
            <text:p>1 µs</text:p>
          </table:table-cell>
          <table:table-cell office:value-type="string" calcext:value-type="string">
            <text:p>1 sec</text:p>
          </table:table-cell>
          <table:table-cell office:value-type="string" calcext:value-type="string">
            <text:p>1 minute</text:p>
          </table:table-cell>
          <table:table-cell office:value-type="string" calcext:value-type="string">
            <text:p>1 hour</text:p>
          </table:table-cell>
          <table:table-cell office:value-type="string" calcext:value-type="string">
            <text:p>1 rev</text:p>
          </table:table-cell>
          <table:table-cell office:value-type="string" calcext:value-type="string">
            <text:p>63360 <text:span text:style-name="T1">in</text:span></text:p>
          </table:table-cell>
          <table:table-cell table:style-name="ce7" office:value-type="string" calcext:value-type="string">
            <text:p>hour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Unit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Diameter</text:p>
          </table:table-cell>
          <table:table-cell table:style-name="ce3" table:formula="of:=14/2.54" office:value-type="float" office:value="5.51181102362205" calcext:value-type="float">
            <text:p>5.51</text:p>
          </table:table-cell>
          <table:table-cell office:value-type="string" calcext:value-type="string">
            <text:p>in</text:p>
          </table:table-cell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9"/>
          <table:table-cell table:style-name="Default" table:number-columns-repeated="7"/>
          <table:table-cell/>
          <table:table-cell table:style-name="Default"/>
          <table:table-cell table:number-columns-repeated="46"/>
        </table:table-row>
        <table:table-row table:style-name="ro1"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Velocity (MpH)</text:p>
          </table:table-cell>
          <table:table-cell table:number-columns-repeated="2"/>
          <table:table-cell table:style-name="ce2" office:value-type="string" calcext:value-type="string">
            <text:p><text:span text:style-name="T2">Δ</text:span>T</text:p>
          </table:table-cell>
          <table:table-cell table:style-name="ce2" office:value-type="string" calcext:value-type="string">
            <text:p>Velocity (MpH)</text:p>
          </table:table-cell>
          <table:table-cell table:number-columns-repeated="4"/>
          <table:table-cell table:style-name="Default" table:number-columns-repeated="5"/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[.$A11]*PI()*[.$B$7]*60)/63360" office:value-type="float" office:value="0.0163975994505552" calcext:value-type="float">
            <text:p>0.02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style-name="ce3" table:formula="of:=((10^6)*60*60*PI()*[.$B$7])/([.$E11]*63360)" office:value-type="float" office:value="0.98385596703331" calcext:value-type="float">
            <text:p>0.98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([.$A12]*PI()*[.$B$7]*60)/63360" office:value-type="float" office:value="0.163975994505552" calcext:value-type="float">
            <text:p>0.16</text:p>
          </table:table-cell>
          <table:table-cell table:number-columns-repeated="2"/>
          <table:table-cell office:value-type="float" office:value="900000" calcext:value-type="float">
            <text:p>900000</text:p>
          </table:table-cell>
          <table:table-cell table:style-name="ce3" table:formula="of:=((10^6)*60*60*PI()*[.$B$7])/([.$E12]*63360)" office:value-type="float" office:value="1.09317329670368" calcext:value-type="float">
            <text:p>1.09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([.$A13]*PI()*[.$B$7]*60)/63360" office:value-type="float" office:value="0.327951989011103" calcext:value-type="float">
            <text:p>0.33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style-name="ce3" table:formula="of:=((10^6)*60*60*PI()*[.$B$7])/([.$E13]*63360)" office:value-type="float" office:value="1.22981995879164" calcext:value-type="float">
            <text:p>1.23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table:formula="of:=([.$A14]*PI()*[.$B$7]*60)/63360" office:value-type="float" office:value="0.491927983516655" calcext:value-type="float">
            <text:p>0.49</text:p>
          </table:table-cell>
          <table:table-cell table:number-columns-repeated="2"/>
          <table:table-cell office:value-type="float" office:value="700000" calcext:value-type="float">
            <text:p>700000</text:p>
          </table:table-cell>
          <table:table-cell table:style-name="ce3" table:formula="of:=((10^6)*60*60*PI()*[.$B$7])/([.$E14]*63360)" office:value-type="float" office:value="1.4055085243333" calcext:value-type="float">
            <text:p>1.41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table:formula="of:=([.$A15]*PI()*[.$B$7]*60)/63360" office:value-type="float" office:value="0.655903978022207" calcext:value-type="float">
            <text:p>0.66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  <table:table-cell table:style-name="ce3" table:formula="of:=((10^6)*60*60*PI()*[.$B$7])/([.$E15]*63360)" office:value-type="float" office:value="1.63975994505552" calcext:value-type="float">
            <text:p>1.64</text:p>
          </table:table-cell>
          <table:table-cell table:number-columns-repeated="5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table:formula="of:=([.$A16]*PI()*[.$B$7]*60)/63360" office:value-type="float" office:value="0.819879972527759" calcext:value-type="float">
            <text:p>0.82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style-name="ce3" table:formula="of:=((10^6)*60*60*PI()*[.$B$7])/([.$E16]*63360)" office:value-type="float" office:value="1.96771193406662" calcext:value-type="float">
            <text:p>1.97</text:p>
          </table:table-cell>
          <table:table-cell table:number-columns-repeated="5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table:formula="of:=([.$A17]*PI()*[.$B$7]*60)/63360" office:value-type="float" office:value="0.98385596703331" calcext:value-type="float">
            <text:p>0.98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style-name="ce3" table:formula="of:=((10^6)*60*60*PI()*[.$B$7])/([.$E17]*63360)" office:value-type="float" office:value="2.45963991758328" calcext:value-type="float">
            <text:p>2.46</text:p>
          </table:table-cell>
          <table:table-cell table:number-columns-repeated="58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table:formula="of:=([.$A18]*PI()*[.$B$7]*60)/63360" office:value-type="float" office:value="1.14783196153886" calcext:value-type="float">
            <text:p>1.15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  <table:table-cell table:style-name="ce3" table:formula="of:=((10^6)*60*60*PI()*[.$B$7])/([.$E18]*63360)" office:value-type="float" office:value="3.27951989011103" calcext:value-type="float">
            <text:p>3.28</text:p>
          </table:table-cell>
          <table:table-cell table:number-columns-repeated="58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table:formula="of:=([.$A19]*PI()*[.$B$7]*60)/63360" office:value-type="float" office:value="1.31180795604441" calcext:value-type="float">
            <text:p>1.31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style-name="ce3" table:formula="of:=((10^6)*60*60*PI()*[.$B$7])/([.$E19]*63360)" office:value-type="float" office:value="4.91927983516655" calcext:value-type="float">
            <text:p>4.92</text:p>
          </table:table-cell>
          <table:table-cell table:number-columns-repeated="58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table:formula="of:=([.$A20]*PI()*[.$B$7]*60)/63360" office:value-type="float" office:value="1.47578395054997" calcext:value-type="float">
            <text:p>1.4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style-name="ce3" table:formula="of:=((10^6)*60*60*PI()*[.$B$7])/([.$E20]*63360)" office:value-type="float" office:value="9.8385596703331" calcext:value-type="float">
            <text:p>9.84</text:p>
          </table:table-cell>
          <table:table-cell table:number-columns-repeated="58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([.$A21]*PI()*[.$B$7]*60)/63360" office:value-type="float" office:value="1.63975994505552" calcext:value-type="float">
            <text:p>1.64</text:p>
          </table:table-cell>
          <table:table-cell table:number-columns-repeated="2"/>
          <table:table-cell office:value-type="float" office:value="90000" calcext:value-type="float">
            <text:p>90000</text:p>
          </table:table-cell>
          <table:table-cell table:style-name="ce3" table:formula="of:=((10^6)*60*60*PI()*[.$B$7])/([.$E21]*63360)" office:value-type="float" office:value="10.9317329670368" calcext:value-type="float">
            <text:p>10.93</text:p>
          </table:table-cell>
          <table:table-cell table:number-columns-repeated="58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table:formula="of:=([.$A22]*PI()*[.$B$7]*60)/63360" office:value-type="float" office:value="3.27951989011103" calcext:value-type="float">
            <text:p>3.28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table:style-name="ce3" table:formula="of:=((10^6)*60*60*PI()*[.$B$7])/([.$E22]*63360)" office:value-type="float" office:value="12.2981995879164" calcext:value-type="float">
            <text:p>12.30</text:p>
          </table:table-cell>
          <table:table-cell table:number-columns-repeated="58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table:formula="of:=([.$A23]*PI()*[.$B$7]*60)/63360" office:value-type="float" office:value="4.91927983516655" calcext:value-type="float">
            <text:p>4.92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table:style-name="ce3" table:formula="of:=((10^6)*60*60*PI()*[.$B$7])/([.$E23]*63360)" office:value-type="float" office:value="14.055085243333" calcext:value-type="float">
            <text:p>14.06</text:p>
          </table:table-cell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table:formula="of:=([.$A24]*PI()*[.$B$7]*60)/63360" office:value-type="float" office:value="6.55903978022207" calcext:value-type="float">
            <text:p>6.56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style-name="ce3" table:formula="of:=((10^6)*60*60*PI()*[.$B$7])/([.$E24]*63360)" office:value-type="float" office:value="16.3975994505552" calcext:value-type="float">
            <text:p>16.40</text:p>
          </table:table-cell>
          <table:table-cell table:number-columns-repeated="58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table:formula="of:=([.$A25]*PI()*[.$B$7]*60)/63360" office:value-type="float" office:value="8.19879972527759" calcext:value-type="float">
            <text:p>8.20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style-name="ce3" table:formula="of:=((10^6)*60*60*PI()*[.$B$7])/([.$E25]*63360)" office:value-type="float" office:value="19.6771193406662" calcext:value-type="float">
            <text:p>19.68</text:p>
          </table:table-cell>
          <table:table-cell table:number-columns-repeated="58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3" table:formula="of:=([.$A26]*PI()*[.$B$7]*60)/63360" office:value-type="float" office:value="9.8385596703331" calcext:value-type="float">
            <text:p>9.84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style-name="ce3" table:formula="of:=((10^6)*60*60*PI()*[.$B$7])/([.$E26]*63360)" office:value-type="float" office:value="24.5963991758328" calcext:value-type="float">
            <text:p>24.60</text:p>
          </table:table-cell>
          <table:table-cell table:number-columns-repeated="58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" table:formula="of:=([.$A27]*PI()*[.$B$7]*60)/63360" office:value-type="float" office:value="11.4783196153886" calcext:value-type="float">
            <text:p>11.48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table:style-name="ce3" table:formula="of:=((10^6)*60*60*PI()*[.$B$7])/([.$E27]*63360)" office:value-type="float" office:value="32.7951989011103" calcext:value-type="float">
            <text:p>32.80</text:p>
          </table:table-cell>
          <table:table-cell table:number-columns-repeated="58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" table:formula="of:=([.$A28]*PI()*[.$B$7]*60)/63360" office:value-type="float" office:value="13.1180795604441" calcext:value-type="float">
            <text:p>13.12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style-name="ce3" table:formula="of:=((10^6)*60*60*PI()*[.$B$7])/([.$E28]*63360)" office:value-type="float" office:value="49.1927983516655" calcext:value-type="float">
            <text:p>49.19</text:p>
          </table:table-cell>
          <table:table-cell table:number-columns-repeated="58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3" table:formula="of:=([.$A29]*PI()*[.$B$7]*60)/63360" office:value-type="float" office:value="14.7578395054997" calcext:value-type="float">
            <text:p>14.76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3" table:formula="of:=((10^6)*60*60*PI()*[.$B$7])/([.$E29]*63360)" office:value-type="float" office:value="98.385596703331" calcext:value-type="float">
            <text:p>98.39</text:p>
          </table:table-cell>
          <table:table-cell table:number-columns-repeated="5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table:formula="of:=([.$A30]*PI()*[.$B$7]*60)/63360" office:value-type="float" office:value="16.3975994505552" calcext:value-type="float">
            <text:p>16.40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table:style-name="ce3" table:formula="of:=((10^6)*60*60*PI()*[.$B$7])/([.$E30]*63360)" office:value-type="float" office:value="109.317329670368" calcext:value-type="float">
            <text:p>109.32</text:p>
          </table:table-cell>
          <table:table-cell table:number-columns-repeated="58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table:formula="of:=([.$A31]*PI()*[.$B$7]*60)/63360" office:value-type="float" office:value="32.7951989011103" calcext:value-type="float">
            <text:p>32.80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style-name="ce3" table:formula="of:=((10^6)*60*60*PI()*[.$B$7])/([.$E31]*63360)" office:value-type="float" office:value="122.981995879164" calcext:value-type="float">
            <text:p>122.98</text:p>
          </table:table-cell>
          <table:table-cell table:number-columns-repeated="58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3" table:formula="of:=([.$A32]*PI()*[.$B$7]*60)/63360" office:value-type="float" office:value="49.1927983516655" calcext:value-type="float">
            <text:p>49.19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table:style-name="ce3" table:formula="of:=((10^6)*60*60*PI()*[.$B$7])/([.$E32]*63360)" office:value-type="float" office:value="140.55085243333" calcext:value-type="float">
            <text:p>140.55</text:p>
          </table:table-cell>
          <table:table-cell table:number-columns-repeated="58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3" table:formula="of:=([.$A33]*PI()*[.$B$7]*60)/63360" office:value-type="float" office:value="65.5903978022207" calcext:value-type="float">
            <text:p>65.59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style-name="ce3" table:formula="of:=((10^6)*60*60*PI()*[.$B$7])/([.$E33]*63360)" office:value-type="float" office:value="163.975994505552" calcext:value-type="float">
            <text:p>163.98</text:p>
          </table:table-cell>
          <table:table-cell table:number-columns-repeated="58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table:formula="of:=([.$A34]*PI()*[.$B$7]*60)/63360" office:value-type="float" office:value="81.9879972527759" calcext:value-type="float">
            <text:p>81.99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style-name="ce3" table:formula="of:=((10^6)*60*60*PI()*[.$B$7])/([.$E34]*63360)" office:value-type="float" office:value="196.771193406662" calcext:value-type="float">
            <text:p>196.77</text:p>
          </table:table-cell>
          <table:table-cell table:number-columns-repeated="58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3" table:formula="of:=([.$A35]*PI()*[.$B$7]*60)/63360" office:value-type="float" office:value="98.385596703331" calcext:value-type="float">
            <text:p>98.39</text:p>
          </table:table-cell>
          <table:table-cell table:number-columns-repeated="3"/>
          <table:table-cell table:style-name="ce3"/>
          <table:table-cell table:number-columns-repeated="58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3" table:formula="of:=([.$A36]*PI()*[.$B$7]*60)/63360" office:value-type="float" office:value="114.783196153886" calcext:value-type="float">
            <text:p>114.78</text:p>
          </table:table-cell>
          <table:table-cell table:number-columns-repeated="3"/>
          <table:table-cell table:style-name="ce3"/>
          <table:table-cell table:number-columns-repeated="58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3" table:formula="of:=([.$A37]*PI()*[.$B$7]*60)/63360" office:value-type="float" office:value="131.180795604441" calcext:value-type="float">
            <text:p>131.18</text:p>
          </table:table-cell>
          <table:table-cell table:number-columns-repeated="3"/>
          <table:table-cell table:style-name="ce3"/>
          <table:table-cell table:number-columns-repeated="58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3" table:formula="of:=([.$A38]*PI()*[.$B$7]*60)/63360" office:value-type="float" office:value="147.578395054997" calcext:value-type="float">
            <text:p>147.58</text:p>
          </table:table-cell>
          <table:table-cell table:number-columns-repeated="3"/>
          <table:table-cell table:style-name="ce3"/>
          <table:table-cell table:number-columns-repeated="58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table:formula="of:=([.$A39]*PI()*[.$B$7]*60)/63360" office:value-type="float" office:value="163.975994505552" calcext:value-type="float">
            <text:p>163.98</text:p>
          </table:table-cell>
          <table:table-cell table:number-columns-repeated="62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E10:Sheet1.F38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1:40:07.421489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5T10:42:46.088209988</meta:creation-date>
    <dc:date>2020-07-05T11:45:01.055832128</dc:date>
    <meta:editing-duration>PT1H1M9S</meta:editing-duration>
    <meta:editing-cycles>17</meta:editing-cycles>
    <meta:generator>LibreOffice/6.4.4.2$Linux_X86_64 LibreOffice_project/40$Build-2</meta:generator>
    <meta:document-statistic meta:table-count="1" meta:cell-count="142" meta:object-count="4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63cm" svg:y="0.316cm" chart:style-name="ch2">
          <text:p>RPM vs Velocity</text:p>
        </chart:title>
        <chart:plot-area chart:style-name="ch3" table:cell-range-address="Sheet1.A11:Sheet1.B39 Sheet1.B10:Sheet1.B10" chart:data-source-has-labels="row" svg:x="1.331cm" svg:y="1.275cm" svg:width="14.349cm" svg:height="6.564cm">
          <chartooo:coordinate-region svg:x="1.952cm" svg:y="1.474cm" svg:width="13.077cm" svg:height="5.718cm"/>
          <chart:axis chart:dimension="x" chart:name="primary-x" chart:style-name="ch4">
            <chart:title svg:x="8.091cm" svg:y="8.019cm" chart:style-name="ch5">
              <text:p>RPM</text:p>
            </chart:title>
          </chart:axis>
          <chart:axis chart:dimension="y" chart:name="primary-y" chart:style-name="ch6">
            <chart:title svg:x="0.451cm" svg:y="5.673cm" chart:style-name="ch7">
              <text:p>Velocity (MpH)</text:p>
            </chart:title>
            <chart:grid chart:style-name="ch8" chart:class="major"/>
          </chart:axis>
          <chart:series chart:style-name="ch9" chart:values-cell-range-address="Sheet1.B11:Sheet1.B39" chart:label-cell-address="Sheet1.B10:Sheet1.B10" chart:class="chart:scatter">
            <chart:domain table:cell-range-address="Sheet1.A11:Sheet1.A39"/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ty (MpH)</text:p>
                <draw:g>
                  <svg:desc>Sheet1.B10:Sheet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1:Sheet1.A39</svg:desc>
                </draw:g>
              </table:table-cell>
              <table:table-cell office:value-type="float" office:value="0.0163975994505552">
                <text:p>0.0163975994505552</text:p>
                <draw:g>
                  <svg:desc>Sheet1.B11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3975994505552">
                <text:p>0.163975994505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27951989011103">
                <text:p>0.327951989011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491927983516655">
                <text:p>0.491927983516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655903978022207">
                <text:p>0.655903978022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819879972527759">
                <text:p>0.819879972527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98385596703331">
                <text:p>0.98385596703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.14783196153886">
                <text:p>1.14783196153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.31180795604441">
                <text:p>1.31180795604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47578395054997">
                <text:p>1.47578395054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63975994505552">
                <text:p>1.63975994505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3.27951989011103">
                <text:p>3.27951989011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4.91927983516655">
                <text:p>4.91927983516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">
                <text:p>400</text:p>
              </table:table-cell>
              <table:table-cell office:value-type="float" office:value="6.55903978022207">
                <text:p>6.55903978022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">
                <text:p>500</text:p>
              </table:table-cell>
              <table:table-cell office:value-type="float" office:value="8.19879972527759">
                <text:p>8.19879972527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">
                <text:p>600</text:p>
              </table:table-cell>
              <table:table-cell office:value-type="float" office:value="9.8385596703331">
                <text:p>9.8385596703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">
                <text:p>700</text:p>
              </table:table-cell>
              <table:table-cell office:value-type="float" office:value="11.4783196153886">
                <text:p>11.4783196153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13.1180795604441">
                <text:p>13.11807956044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4.7578395054997">
                <text:p>14.7578395054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16.3975994505552">
                <text:p>16.3975994505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32.7951989011103">
                <text:p>32.79519890111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49.1927983516655">
                <text:p>49.1927983516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65.5903978022207">
                <text:p>65.5903978022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81.9879972527759">
                <text:p>81.9879972527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">
                <text:p>6000</text:p>
              </table:table-cell>
              <table:table-cell office:value-type="float" office:value="98.385596703331">
                <text:p>98.385596703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">
                <text:p>7000</text:p>
              </table:table-cell>
              <table:table-cell office:value-type="float" office:value="114.783196153886">
                <text:p>114.783196153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0">
                <text:p>8000</text:p>
              </table:table-cell>
              <table:table-cell office:value-type="float" office:value="131.180795604441">
                <text:p>131.180795604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">
                <text:p>9000</text:p>
              </table:table-cell>
              <table:table-cell office:value-type="float" office:value="147.578395054997">
                <text:p>147.578395054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">
                <text:p>10000</text:p>
              </table:table-cell>
              <table:table-cell office:value-type="float" office:value="163.975994505552">
                <text:p>163.975994505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00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01cm" svg:y="0.316cm" chart:style-name="ch2">
          <text:p>dT vs Velocity</text:p>
        </chart:title>
        <chart:plot-area chart:style-name="ch3" table:cell-range-address="Sheet1.E11:Sheet1.F38 Sheet1.F10:Sheet1.F10" chart:data-source-has-labels="row" svg:x="1.331cm" svg:y="1.275cm" svg:width="14.349cm" svg:height="6.564cm">
          <chartooo:coordinate-region svg:x="2.138cm" svg:y="1.474cm" svg:width="12.892cm" svg:height="5.718cm"/>
          <chart:axis chart:dimension="x" chart:name="primary-x" chart:style-name="ch4">
            <chart:title svg:x="7.932cm" svg:y="8.019cm" chart:style-name="ch5">
              <text:p>ΔT (µs)</text:p>
            </chart:title>
          </chart:axis>
          <chart:axis chart:dimension="y" chart:name="primary-y" chart:style-name="ch6">
            <chart:title svg:x="0.451cm" svg:y="5.673cm" chart:style-name="ch7">
              <text:p>Velocity (MpH)</text:p>
            </chart:title>
            <chart:grid chart:style-name="ch8" chart:class="major"/>
          </chart:axis>
          <chart:series chart:style-name="ch9" chart:values-cell-range-address="Sheet1.F11:Sheet1.F38" chart:label-cell-address="Sheet1.F10:Sheet1.F10" chart:class="chart:scatter">
            <chart:domain table:cell-range-address="Sheet1.E11:Sheet1.E38"/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Velocity (MpH)</text:p>
                <draw:g>
                  <svg:desc>Sheet1.F10:Sheet1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E11:Sheet1.E38</svg:desc>
                </draw:g>
              </table:table-cell>
              <table:table-cell office:value-type="float" office:value="0.98385596703331">
                <text:p>0.98385596703331</text:p>
                <draw:g>
                  <svg:desc>Sheet1.F11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">
                <text:p>900000</text:p>
              </table:table-cell>
              <table:table-cell office:value-type="float" office:value="1.09317329670368">
                <text:p>1.09317329670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">
                <text:p>800000</text:p>
              </table:table-cell>
              <table:table-cell office:value-type="float" office:value="1.22981995879164">
                <text:p>1.22981995879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">
                <text:p>700000</text:p>
              </table:table-cell>
              <table:table-cell office:value-type="float" office:value="1.4055085243333">
                <text:p>1.405508524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">
                <text:p>600000</text:p>
              </table:table-cell>
              <table:table-cell office:value-type="float" office:value="1.63975994505552">
                <text:p>1.63975994505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.96771193406662">
                <text:p>1.96771193406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2.45963991758328">
                <text:p>2.45963991758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">
                <text:p>300000</text:p>
              </table:table-cell>
              <table:table-cell office:value-type="float" office:value="3.27951989011103">
                <text:p>3.27951989011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">
                <text:p>200000</text:p>
              </table:table-cell>
              <table:table-cell office:value-type="float" office:value="4.91927983516655">
                <text:p>4.91927983516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9.8385596703331">
                <text:p>9.838559670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">
                <text:p>90000</text:p>
              </table:table-cell>
              <table:table-cell office:value-type="float" office:value="10.9317329670368">
                <text:p>10.9317329670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">
                <text:p>80000</text:p>
              </table:table-cell>
              <table:table-cell office:value-type="float" office:value="12.2981995879164">
                <text:p>12.2981995879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">
                <text:p>70000</text:p>
              </table:table-cell>
              <table:table-cell office:value-type="float" office:value="14.055085243333">
                <text:p>14.05508524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">
                <text:p>60000</text:p>
              </table:table-cell>
              <table:table-cell office:value-type="float" office:value="16.3975994505552">
                <text:p>16.3975994505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">
                <text:p>50000</text:p>
              </table:table-cell>
              <table:table-cell office:value-type="float" office:value="19.6771193406662">
                <text:p>19.6771193406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24.5963991758328">
                <text:p>24.5963991758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32.7951989011103">
                <text:p>32.7951989011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49.1927983516655">
                <text:p>49.1927983516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98.385596703331">
                <text:p>98.3855967033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">
                <text:p>9000</text:p>
              </table:table-cell>
              <table:table-cell office:value-type="float" office:value="109.317329670368">
                <text:p>109.317329670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">
                <text:p>8000</text:p>
              </table:table-cell>
              <table:table-cell office:value-type="float" office:value="122.981995879164">
                <text:p>122.981995879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140.55085243333">
                <text:p>140.5508524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63.975994505552">
                <text:p>163.9759945055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196.771193406662">
                <text:p>196.771193406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math xmlns="http://www.w3.org/1998/Math/MathML" display="block">
  <semantics>
    <mrow>
      <mi mathvariant="italic">Velocity</mi>
      <mo stretchy="false">=</mo>
      <mfrac>
        <mrow>
          <mi mathvariant="italic">ΔT</mi>
          <mo stretchy="false">∗</mo>
          <msup>
            <mn>10</mn>
            <mn>6</mn>
          </msup>
          <mo stretchy="false">∗</mo>
          <mn>60</mn>
          <mo stretchy="false">∗</mo>
          <mn>60</mn>
          <mo stretchy="false">∗</mo>
          <mi>π</mi>
          <mo stretchy="false">∗</mo>
          <mi>D</mi>
        </mrow>
        <mn>63360</mn>
      </mfrac>
    </mrow>
    <annotation encoding="StarMath 5.0">Velocity = {ΔT * 10^6*60*60*π*D} over {63360}</annotation>
  </semantics>
</math>
</file>

<file path=Object 4/content.xml><?xml version="1.0" encoding="utf-8"?>
<math xmlns="http://www.w3.org/1998/Math/MathML" display="block">
  <semantics>
    <mrow>
      <mi mathvariant="italic">Velocity</mi>
      <mo stretchy="false">=</mo>
      <mfrac>
        <mrow>
          <mi>π</mi>
          <mo stretchy="false">∗</mo>
          <mi>D</mi>
          <mo stretchy="false">∗</mo>
          <mn>60</mn>
        </mrow>
        <mn>63360</mn>
      </mfrac>
    </mrow>
    <annotation encoding="StarMath 5.0">Velocity = {π*D*60} over {63360} </annotation>
  </semantics>
</math>
</file>